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8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8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monat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5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1" office:value-type="string">
            <text:p>LGPL</text:p>
          </table:table-cell>
          <table:table-cell table:number-columns-repeated="2"/>
          <table:table-cell table:style-name="ce1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1" office:value-type="string">
            <text:p>http://ooextras.sourceforge.net/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7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</table:table>
      <table:table table:name="French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7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</table:table>
      <table:table table:name="Italian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</table:table>
      <table:table table:name="K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J4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7">2007.07.07</text:date>, <text:time>02:06:4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5T07:50:52</meta:creation-date>
    <dc:date>2007-07-07T02:06:41</dc:date>
    <dc:language>hu-HU</dc:language>
    <meta:editing-cycles>95</meta:editing-cycles>
    <meta:editing-duration>PT11H55M21S</meta:editing-duration>
    <meta:user-defined meta:name="Info 1"/>
    <meta:user-defined meta:name="Info 2"/>
    <meta:user-defined meta:name="Info 3"/>
    <meta:user-defined meta:name="Info 4"/>
    <meta:document-statistic meta:table-count="7" meta:cell-count="3454"/>
  </office:meta>
</office:document-meta>
</file>